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99E000009342BCD0A38.svm"/>
  <manifest:file-entry manifest:media-type="" manifest:full-path="Pictures/2000000700001FD60000136F888BBAD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language="ru" fo:country="RU" style:font-size-asian="11pt" style:font-size-complex="11pt"/>
    </style:style>
    <style:style style:name="P3" style:family="paragraph" style:parent-style-name="Standard">
      <style:text-properties style:font-name="Calibri" fo:font-size="11pt" fo:language="ru" fo:country="RU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color="#000000" style:font-name="Calibri" fo:font-size="11pt" fo:language="ru" fo:country="RU" style:font-size-asian="11pt" style:font-size-complex="11pt"/>
    </style:style>
    <style:style style:name="P5" style:family="paragraph" style:parent-style-name="Standard">
      <style:text-properties fo:color="#ff0000" style:font-name="Calibri" fo:font-size="11pt" fo:language="ru" fo:country="RU" style:font-size-asian="11pt" style:font-size-complex="11pt"/>
    </style:style>
    <style:style style:name="P6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7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name-asian="Times New Roman" style:font-size-asian="12pt" style:language-asian="ru" style:country-asian="RU" style:font-name-complex="Times New Roman" style:font-size-complex="12pt"/>
    </style:style>
    <style:style style:name="P8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pt" style:font-name-asian="Times New Roman" style:font-size-asian="11pt" style:language-asian="ru" style:country-asian="RU" style:font-name-complex="Times New Roman" style:font-size-complex="11pt"/>
    </style:style>
    <style:style style:name="P9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pt" style:font-size-asian="11pt" style:font-size-complex="11pt"/>
    </style:style>
    <style:style style:name="P10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pt" fo:language="ru" fo:country="RU" style:font-size-asian="11pt" style:font-size-complex="11pt"/>
    </style:style>
    <style:style style:name="P11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pt" fo:language="ru" fo:country="RU" style:font-name-asian="Times New Roman" style:font-size-asian="11pt" style:language-asian="ru" style:country-asian="RU" style:font-name-complex="Times New Roman" style:font-size-complex="11pt"/>
    </style:style>
    <style:style style:name="P12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pt" fo:language="ru" fo:country="RU" style:font-name-asian="Times New Roman" style:font-size-asian="11pt" style:language-asian="ru" style:country-asian="RU" style:font-name-complex="Times New Roman" style:font-size-complex="11pt"/>
    </style:style>
    <style:style style:name="P13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pt" style:font-name-asian="Times New Roman" style:font-size-asian="11pt" style:language-asian="ru" style:country-asian="RU" style:font-name-complex="Times New Roman" style:font-size-complex="11pt"/>
    </style:style>
    <style:style style:name="P14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bold" style:font-name-asian="Times New Roman" style:language-asian="ru" style:country-asian="RU" style:font-style-asian="normal" style:font-weight-asian="bold" style:font-name-complex="Times New Roman" style:font-style-complex="normal" style:font-weight-complex="bold"/>
    </style:style>
    <style:style style:name="T3" style:family="text">
      <style:text-properties fo:language="en" fo:country="US" style:font-name-asian="Times New Roman" style:language-asian="ru" style:country-asian="RU" style:font-name-complex="Times New Roman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style:font-name-asian="Times New Roman" style:language-asian="ru" style:country-asian="RU" style:font-name-complex="Times New Roman"/>
    </style:style>
    <style:style style:name="T7" style:family="text">
      <style:text-properties fo:font-style="normal" fo:font-weight="bold" style:font-name-asian="Times New Roman" style:language-asian="ru" style:country-asian="RU" style:font-style-asian="normal" style:font-weight-asian="bold" style:font-name-complex="Times New Roman" style:font-style-complex="normal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ru" fo:country="RU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80"/>
    </style:style>
    <style:style style:name="T12" style:family="text">
      <style:text-properties fo:color="#000080" fo:font-style="normal" style:font-style-asian="normal" style:font-style-complex="normal"/>
    </style:style>
    <style:style style:name="T13" style:family="text">
      <style:text-properties style:font-name="Calibri" fo:font-size="11.5pt" style:font-size-asian="11.5pt" style:font-size-complex="11.5pt"/>
    </style:style>
    <style:style style:name="T14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Билет </text:span><text:span text:style-name="T2">6</text:span><text:span text:style-name="T7">. </text:span><text:span text:style-name="T6">Закон всемирного тяготения, законы Кеплера.</text:span></text:p>
      <text:p text:style-name="P7"><text:tab/>Гравитационное поле (материальной точки и Земли). Сила тяжести.</text:p>
      <text:p text:style-name="P1"><text:span text:style-name="T4">Закон всемирного тяготения </text:span>— все тела притягиваются друг к другу с силами, прямопропорциональными их массам и обратнопропорциональными квадрату расстояния между ними.</text:p>
      <text:p text:style-name="P1"><draw:frame draw:style-name="fr3" draw:name="Объект1" text:anchor-type="as-char" svg:width="2.887cm" svg:height="1.12cm" draw:z-index="27"><draw:object xlink:href="./Object 1" xlink:type="simple" xlink:show="embed" xlink:actuate="onLoad"/><draw:image xlink:href="./ObjectReplacements/Object 1" xlink:type="simple" xlink:show="embed" xlink:actuate="onLoad"/>
    </draw:frame><draw:frame draw:style-name="fr3" draw:name="Объект2" text:anchor-type="as-char" svg:width="3.404cm" svg:height="1.205cm" draw:z-index="28"><draw:object xlink:href="./Object 2" xlink:type="simple" xlink:show="embed" xlink:actuate="onLoad"/><draw:image xlink:href="./ObjectReplacements/Object 2" xlink:type="simple" xlink:show="embed" xlink:actuate="onLoad"/>
    </draw:frame><text:span text:style-name="T1"><draw:frame draw:style-name="fr3" draw:name="Объект64" text:anchor-type="as-char" svg:width="3.872cm" svg:height="1.118cm" draw:z-index="29"><draw:object xlink:href="./Object 4" xlink:type="simple" xlink:show="embed" xlink:actuate="onLoad"/><draw:image xlink:href="./ObjectReplacements/Object 4" xlink:type="simple" xlink:show="embed" xlink:actuate="onLoad"/>
     </draw:frame></text:span><text:span text:style-name="T1">- </text:span>гравитационная постоянная</text:p>
      <text:p text:style-name="P15"><text:span text:style-name="T10">Физический смысл</text:span> гравитационной постоянной: она численно равна модулю силы тяготения, действующей на тело массой 1 кг со стороны другого тела такой же массы при расстоянии между ними 1 м.</text:p>
      <text:p text:style-name="P1"><text:tab/><text:tab/><text:span text:style-name="T10">*Опыт Кавендиша в конце</text:span></text:p>
      <text:p text:style-name="P1">Закон применим для материальных точек и тел со сферически-симметричным распределением массы.</text:p>
      <text:p text:style-name="P1"><text:span text:style-name="T10">Первая космическая скорость</text:span> — минимальная скорость, чтобы выйти на орбиту.</text:p>
      <text:p text:style-name="P1">По второму закону Ньютона <draw:frame draw:style-name="fr3" draw:name="Объект18" text:anchor-type="as-char" svg:width="7.31cm" svg:height="1.279cm" draw:z-index="9"><draw:object xlink:href="./Object 21" xlink:type="simple" xlink:show="embed" xlink:actuate="onLoad"/><draw:image xlink:href="./ObjectReplacements/Object 21" xlink:type="simple" xlink:show="embed" xlink:actuate="onLoad"/>
    </draw:frame></text:p>
      <text:p text:style-name="P1">Также <draw:frame draw:style-name="fr3" draw:name="Объект19" text:anchor-type="as-char" svg:width="5.634cm" svg:height="1.245cm" draw:z-index="13"><draw:object xlink:href="./Object 22" xlink:type="simple" xlink:show="embed" xlink:actuate="onLoad"/><draw:image xlink:href="./ObjectReplacements/Object 22" xlink:type="simple" xlink:show="embed" xlink:actuate="onLoad"/>
     <svg:desc>формула</svg:desc>
    </draw:frame><draw:frame draw:style-name="fr3" draw:name="Объект20" text:anchor-type="as-char" svg:width="5.041cm" svg:height="1.221cm" draw:z-index="14"><draw:object xlink:href="./Object 23" xlink:type="simple" xlink:show="embed" xlink:actuate="onLoad"/><draw:image xlink:href="./ObjectReplacements/Object 23" xlink:type="simple" xlink:show="embed" xlink:actuate="onLoad"/>
     <svg:desc>формула</svg:desc>
    </draw:frame><draw:frame draw:style-name="fr3" draw:name="Объект23" text:anchor-type="as-char" svg:width="2.21cm" svg:height="0.998cm" draw:z-index="15"><draw:object xlink:href="./Object 26" xlink:type="simple" xlink:show="embed" xlink:actuate="onLoad"/><draw:image xlink:href="./ObjectReplacements/Object 26" xlink:type="simple" xlink:show="embed" xlink:actuate="onLoad"/>
     <svg:desc>формула</svg:desc>
    </draw:frame></text:p>
      <text:p text:style-name="P1"><text:span text:style-name="T10">Вторая космическая скорость</text:span> — скорость ухода за пределы тяготения планеты и стать спутником Солнца.<draw:frame draw:style-name="fr3" draw:name="Объект21" text:anchor-type="as-char" svg:width="2.506cm" svg:height="0.998cm" draw:z-index="16"><draw:object xlink:href="./Object 24" xlink:type="simple" xlink:show="embed" xlink:actuate="onLoad"/><draw:image xlink:href="./ObjectReplacements/Object 24" xlink:type="simple" xlink:show="embed" xlink:actuate="onLoad"/>
     <svg:desc>формула</svg:desc>
    </draw:frame></text:p>
      <text:p text:style-name="P1"><text:span text:style-name="T10">Третья космическая скорость</text:span> — скорость ухода за пределы Солнечной системы.<draw:frame draw:style-name="fr3" draw:name="Объект22" text:anchor-type="as-char" svg:width="2.605cm" svg:height="0.998cm" draw:z-index="24"><draw:object xlink:href="./Object 25" xlink:type="simple" xlink:show="embed" xlink:actuate="onLoad"/><draw:image xlink:href="./ObjectReplacements/Object 25" xlink:type="simple" xlink:show="embed" xlink:actuate="onLoad"/>
     <svg:desc>формула</svg:desc>
    </draw:frame></text:p>
      <text:p text:style-name="P5">Законы Кеплера</text:p>
      <text:p text:style-name="P4">Первый закон Кеплера — все планеты движутся по эллипсам, в одном из фокусов которых находится Солнце.</text:p>
      <text:p text:style-name="P4">Второй закон Кеплера — радиус-вектор планеты за одинаковое время «заметает» одинаковые площади.</text:p>
      <text:p text:style-name="P1"><text:span text:style-name="T5">Третий закон Кеплера </text:span>— квадраты периодов обращения планет вокруг Солнца относятся как кубы их больших полуосей.</text:p>
      <text:p text:style-name="P1"><draw:frame draw:style-name="fr3" draw:name="Объект41" text:anchor-type="as-char" svg:width="1.515cm" svg:height="1.245cm" draw:z-index="0"><draw:object xlink:href="./Object 3" xlink:type="simple" xlink:show="embed" xlink:actuate="onLoad"/><draw:image xlink:href="./ObjectReplacements/Object 3" xlink:type="simple" xlink:show="embed" xlink:actuate="onLoad"/>
    </draw:frame></text:p>
      <text:p text:style-name="P1"><text:span text:style-name="T8">Вывод третьего закона Кеплера</text:span> из закона всемирного тяготения (для планет, орбиты которых почти окружности)</text:p>
      <text:p text:style-name="P1"><draw:frame draw:style-name="fr3" draw:name="Объект3" text:anchor-type="as-char" svg:width="8.193cm" svg:height="3.528cm" draw:z-index="1"><draw:object xlink:href="./Object 5" xlink:type="simple" xlink:show="embed" xlink:actuate="onLoad"/><draw:image xlink:href="./ObjectReplacements/Object 5" xlink:type="simple" xlink:show="embed" xlink:actuate="onLoad"/>
    </draw:frame><text:span text:style-name="T1">b – </text:span>большая полуось, а — ускорение</text:p>
      <text:p text:style-name="P1"><text:span text:style-name="T4">Сила тяжести</text:span> — <text:span text:style-name="T13">сила, с которой Земля притягивает к себе все тела. Сила приложена к центру тяжести тела, направлена к центру Земли. </text:span></text:p>
      <text:p text:style-name="P1">Вблизи земли согласно закону всемирного тяготения<draw:frame draw:style-name="fr3" draw:name="Объект4" text:anchor-type="as-char" svg:width="2.768cm" svg:height="1.184cm" draw:z-index="2"><draw:object xlink:href="./Object 6" xlink:type="simple" xlink:show="embed" xlink:actuate="onLoad"/><draw:image xlink:href="./ObjectReplacements/Object 6" xlink:type="simple" xlink:show="embed" xlink:actuate="onLoad"/>
    </draw:frame></text:p>
      <text:p text:style-name="P1">Эта сила сообщает любому телу независимо от его массы одинаковое ускорение</text:p>
      <text:p text:style-name="P1"><text:s/><draw:frame draw:style-name="fr3" draw:name="Объект5" text:anchor-type="as-char" svg:width="3.35cm" svg:height="1.184cm" draw:z-index="3"><draw:object xlink:href="./Object 7" xlink:type="simple" xlink:show="embed" xlink:actuate="onLoad"/><draw:image xlink:href="./ObjectReplacements/Object 7" xlink:type="simple" xlink:show="embed" xlink:actuate="onLoad"/>
    </draw:frame><text:span text:style-name="T1">- </text:span>ускорение свободного падения.</text:p>
      <text:p text:style-name="P1"><text:span text:style-name="T12">Гравитационное поле </text:span>— область пространства вокруг источника, каждой точке которой определена напряженность.<text:tab/>- особый вид материи вокруг источника.</text:p>
      <text:p text:style-name="P1"><text:span text:style-name="T4">Напряженность гравитационного поля</text:span> <text:s/>- силовая характеристика поля.<draw:frame draw:style-name="fr3" draw:name="Объект42" text:anchor-type="as-char" svg:width="2.997cm" svg:height="1.109cm" draw:z-index="25"><draw:object xlink:href="./Object 8" xlink:type="simple" xlink:show="embed" xlink:actuate="onLoad"/><draw:image xlink:href="./ObjectReplacements/Object 8" xlink:type="simple" xlink:show="embed" xlink:actuate="onLoad"/>
    </draw:frame></text:p>
      <text:p text:style-name="P2"><text:span text:style-name="T11">Линия напряженности</text:span> — линия, касательная к которой в каждой точке совпадает с вектором напряжения.</text:p>
      <text:p text:style-name="P1"><text:span text:style-name="T11">Однородное гравитационное поле</text:span> — гравитационное поле, в котором линии напряженности параллельны друг другу и расстояния между ними равны.</text:p>
      <text:p text:style-name="P1"><text:span text:style-name="T11">Центральное гравитационное поле</text:span> — гравитационное поле , в котором линии напряженности направлены вдоль радиуса к источнику.</text:p>
      <text:p text:style-name="P1"><text:span text:style-name="T1"/></text:p>
      <text:p text:style-name="P1"><text:span text:style-name="T1"/></text:p>
      <text:p text:style-name="P1"><draw:frame draw:style-name="fr2" draw:name="Графический объект2" text:anchor-type="paragraph" svg:x="16.722cm" svg:y="1.168cm" svg:width="2.462cm" svg:height="2.357cm" draw:z-index="30"><draw:image xlink:href="Pictures/200000070000099E000009342BCD0A38.svm" xlink:type="simple" xlink:show="embed" xlink:actuate="onLoad"/>
    </draw:frame><text:soft-page-break/>Гравитационное поле, создаваемое материальной точкой массой М, сферически симметрично. Тогда вектор напряженности<text:span text:style-name="T1"><draw:frame draw:style-name="fr3" draw:name="Объект17" text:anchor-type="as-char" svg:width="0.445cm" svg:height="0.467cm" draw:z-index="10"><draw:object xlink:href="./Object 20" xlink:type="simple" xlink:show="embed" xlink:actuate="onLoad"/><draw:image xlink:href="./ObjectReplacements/Object 20" xlink:type="simple" xlink:show="embed" xlink:actuate="onLoad"/>
     </draw:frame></text:span>в любой точке направлен к этой точке. Модуль напряженности поля<text:span text:style-name="T1"><draw:frame draw:style-name="fr3" draw:name="Объект16" text:anchor-type="as-char" svg:width="1.028cm" svg:height="0.483cm" draw:z-index="11"><draw:object xlink:href="./Object 19" xlink:type="simple" xlink:show="embed" xlink:actuate="onLoad"/><draw:image xlink:href="./ObjectReplacements/Object 19" xlink:type="simple" xlink:show="embed" xlink:actuate="onLoad"/>
     </draw:frame></text:span>по закону всемирного тяготения равен<text:span text:style-name="T1"><draw:frame draw:style-name="fr3" draw:name="Объект15" text:anchor-type="as-char" svg:width="2.268cm" svg:height="1.057cm" draw:z-index="12"><draw:object xlink:href="./Object 18" xlink:type="simple" xlink:show="embed" xlink:actuate="onLoad"/><draw:image xlink:href="./ObjectReplacements/Object 18" xlink:type="simple" xlink:show="embed" xlink:actuate="onLoad"/>
     </draw:frame></text:span>и зависит только от расстояния до источника поля.</text:p>
      <text:p text:style-name="P1"/>
      <text:p text:style-name="P3">Принцип <text:span text:style-name="T1">суперпозиции</text:span></text:p>
      <text:p text:style-name="P1">Гравитационное поле , создаваемое некоторой массой, не зависит от наличия других масс. Напряженность поля, создаваемого несколькими телами, равна векторной сумме <text:span text:style-name="T1">напряженнос</text:span>тей<text:span text:style-name="T1">.</text:span></text:p>
      <text:p text:style-name="P1">Пользуясь принципом суперпозиции можно доказать, что гравитационное поле, создаваемое шаром со сферически-симметричным распределением массы (в частности, однородным), не отличается от гравитационного поля материальной точки той же массы, расположенной в центре шара.</text:p>
      <text:p text:style-name="P8">Из этого очевидно следует, что два шара со сферически-симметричным распределением масс притягиваются так, как если бы их массы были <text:span text:style-name="T9">сосредоточены</text:span> в их центрах.</text:p>
      <text:p text:style-name="P8">Д-во: </text:p>
      <text:p text:style-name="P8">Пусть два шара массами<text:span text:style-name="T1"><draw:frame draw:style-name="fr3" draw:name="Объект14" text:anchor-type="as-char" svg:width="0.653cm" svg:height="0.529cm" draw:z-index="4"><draw:object xlink:href="./Object 17" xlink:type="simple" xlink:show="embed" xlink:actuate="onLoad"/><draw:image xlink:href="./ObjectReplacements/Object 17" xlink:type="simple" xlink:show="embed" xlink:actuate="onLoad"/>
     </draw:frame></text:span><text:span text:style-name="T9">и</text:span><text:span text:style-name="T1"><draw:frame draw:style-name="fr3" draw:name="Объект13" text:anchor-type="as-char" svg:width="0.66cm" svg:height="0.529cm" draw:z-index="5"><draw:object xlink:href="./Object 16" xlink:type="simple" xlink:show="embed" xlink:actuate="onLoad"/><draw:image xlink:href="./ObjectReplacements/Object 16" xlink:type="simple" xlink:show="embed" xlink:actuate="onLoad"/>
     </draw:frame></text:span><text:span text:style-name="T9">притягиваются с силами</text:span><text:span text:style-name="T1"><draw:frame draw:style-name="fr3" draw:name="Объект12" text:anchor-type="as-char" svg:width="0.79cm" svg:height="0.584cm" draw:z-index="6"><draw:object xlink:href="./Object 15" xlink:type="simple" xlink:show="embed" xlink:actuate="onLoad"/><draw:image xlink:href="./ObjectReplacements/Object 15" xlink:type="simple" xlink:show="embed" xlink:actuate="onLoad"/>
     </draw:frame></text:span><text:span text:style-name="T9">и</text:span><text:span text:style-name="T1"><draw:frame draw:style-name="fr3" draw:name="Объект11" text:anchor-type="as-char" svg:width="0.797cm" svg:height="0.584cm" draw:z-index="7"><draw:object xlink:href="./Object 14" xlink:type="simple" xlink:show="embed" xlink:actuate="onLoad"/><draw:image xlink:href="./ObjectReplacements/Object 14" xlink:type="simple" xlink:show="embed" xlink:actuate="onLoad"/>
     </draw:frame></text:span><text:span text:style-name="T9">(</text:span><text:span text:style-name="T1">III </text:span><text:span text:style-name="T9">закон Ньютона).</text:span></text:p>
      <text:p text:style-name="P8"><text:span text:style-name="T9">Заменим первый шар материальной точкой массой</text:span><text:span text:style-name="T9"><draw:frame draw:style-name="fr3" draw:name="Объект10" text:anchor-type="as-char" svg:width="0.716cm" svg:height="0.529cm" draw:z-index="8"><draw:object xlink:href="./Object 13" xlink:type="simple" xlink:show="embed" xlink:actuate="onLoad"/><draw:image xlink:href="./ObjectReplacements/Object 13" xlink:type="simple" xlink:show="embed" xlink:actuate="onLoad"/>
     </draw:frame></text:span><text:span text:style-name="T9"> расположенной в центре. Создаваемое ей </text:span><text:span text:style-name="T9">гравитационное поле не отличается от изначального в месте расположения второго шара. Следовательно, сила</text:span><text:span text:style-name="T1"><draw:frame draw:style-name="fr3" draw:name="Объект9" text:anchor-type="as-char" svg:width="0.797cm" svg:height="0.584cm" draw:z-index="17"><draw:object xlink:href="./Object 12" xlink:type="simple" xlink:show="embed" xlink:actuate="onLoad"/><draw:image xlink:href="./ObjectReplacements/Object 12" xlink:type="simple" xlink:show="embed" xlink:actuate="onLoad"/>
     </draw:frame></text:span><text:span text:style-name="T9">не изменится. По </text:span><text:span text:style-name="T1">III </text:span><text:span text:style-name="T9">закону Ньютона второй шар действует с такой же силой </text:span><text:span text:style-name="T9"><draw:frame draw:style-name="fr3" draw:name="Объект8" text:anchor-type="as-char" svg:width="0.79cm" svg:height="0.584cm" draw:z-index="18"><draw:object xlink:href="./Object 11" xlink:type="simple" xlink:show="embed" xlink:actuate="onLoad"/><draw:image xlink:href="./ObjectReplacements/Object 11" xlink:type="simple" xlink:show="embed" xlink:actuate="onLoad"/>
     </draw:frame></text:span><text:span text:style-name="T1">. </text:span><text:span text:style-name="T9">Аналогично меняем второй шар на материальную точку.</text:span></text:p>
      <text:p text:style-name="P9"><text:span text:style-name="T6"><draw:frame draw:style-name="fr3" draw:name="Объект6" text:anchor-type="as-char" svg:width="1.857cm" svg:height="1.185cm" draw:z-index="19"><draw:object xlink:href="./Object 9" xlink:type="simple" xlink:show="embed" xlink:actuate="onLoad"/><draw:image xlink:href="./ObjectReplacements/Object 9" xlink:type="simple" xlink:show="embed" xlink:actuate="onLoad"/>
      <svg:desc>формула</svg:desc>
     </draw:frame></text:span><text:span text:style-name="T6"><text:tab/><text:tab/>Тогда </text:span><text:span text:style-name="T6"><draw:frame draw:style-name="fr3" draw:name="Объект7" text:anchor-type="as-char" svg:width="3.201cm" svg:height="1.185cm" draw:z-index="20"><draw:object xlink:href="./Object 10" xlink:type="simple" xlink:show="embed" xlink:actuate="onLoad"/><draw:image xlink:href="./ObjectReplacements/Object 10" xlink:type="simple" xlink:show="embed" xlink:actuate="onLoad"/>
     </draw:frame></text:span></text:p>
      <text:p text:style-name="P12">Рассмотрим поле тяготения двух шарообразных тел.</text:p>
      <text:p text:style-name="P8"><draw:frame draw:style-name="fr1" draw:name="Графический объект1" text:anchor-type="paragraph" svg:width="8.149cm" svg:height="4.974cm" draw:z-index="26"><draw:image xlink:href="Pictures/2000000700001FD60000136F888BBADA.svm" xlink:type="simple" xlink:show="embed" xlink:actuate="onLoad"/>
    </draw:frame>В точке пересечения (на расстоянии <text:span text:style-name="T1">r </text:span><text:span text:style-name="T9">от первого тела) результирующие напряженности будут равны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4">Опыт Кавендиша</text:span><text:span text:style-name="T6"> (Поиск значения гравитационной постоянной </text:span><text:span text:style-name="T3">G)</text:span></text:p>
      <text:p text:style-name="P11">Г. Кавендиш измерил гравитационную постоянную с помощью крутильных весов.\\ рис 3.8</text:p>
      <text:p text:style-name="P10"><text:span text:style-name="T6">Закреплены два малых свинцовых шара (</text:span><text:span text:style-name="T6"><draw:frame draw:style-name="fr3" draw:name="Объект24" text:anchor-type="as-char" svg:width="3.32cm" svg:height="0.467cm" draw:z-index="21"><draw:object xlink:href="./Object 27" xlink:type="simple" xlink:show="embed" xlink:actuate="onLoad"/><draw:image xlink:href="./ObjectReplacements/Object 27" xlink:type="simple" xlink:show="embed" xlink:actuate="onLoad"/>
     </draw:frame></text:span><text:span text:style-name="T6">) на противоположных концах двухметрового стержня. Стержень подвешен на тонкой проволоке, для которой определялись предварительно силы упругости, возникающие при закручивании на разные углы.</text:span></text:p>
      <text:p text:style-name="P10"><text:span text:style-name="T6">Два больших свинцовых шара (</text:span><text:span text:style-name="T6"><draw:frame draw:style-name="fr3" draw:name="Объект25" text:anchor-type="as-char" svg:width="3.859cm" svg:height="0.467cm" draw:z-index="22"><draw:object xlink:href="./Object 28" xlink:type="simple" xlink:show="embed" xlink:actuate="onLoad"/><draw:image xlink:href="./ObjectReplacements/Object 28" xlink:type="simple" xlink:show="embed" xlink:actuate="onLoad"/>
      <svg:desc>формула</svg:desc>
     </draw:frame></text:span><text:span text:style-name="T6">) <text:s/>подводили близко к малым. Силы притяжения со стороны больших шаров заставляла малые перемещается к ним, при этом проволока немного закручивалась. Степень закручивания была мерой силы, действующей между шарами. </text:span></text:p>
      <text:p text:style-name="P10"><text:span text:style-name="T6">Результат Кавендиша отличался всего на 1% от значения, принятого сейчас </text:span><text:span text:style-name="T6"><draw:frame draw:style-name="fr3" draw:name="Объект26" text:anchor-type="as-char" svg:width="3.246cm" svg:height="0.93cm" draw:z-index="23"><draw:object xlink:href="./Object 29" xlink:type="simple" xlink:show="embed" xlink:actuate="onLoad"/><draw:image xlink:href="./ObjectReplacements/Object 29" xlink:type="simple" xlink:show="embed" xlink:actuate="onLoad"/>
      <svg:desc>формула</svg:desc>
     </draw:frame></text:span></text:p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781cm" fo:margin-left="0.794cm" fo:margin-right="0.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2-29T09:38:32.97</meta:creation-date>
    <dc:date>2017-03-20T19:11:57.36</dc:date>
    <meta:editing-duration>P1DT21H1M3S</meta:editing-duration>
    <meta:editing-cycles>17</meta:editing-cycles>
    <meta:generator>OpenOffice.org/3.3$Win32 OpenOffice.org_project/330m20$Build-9567</meta:generator>
    <meta:print-date>2017-03-19T23:14:09.52</meta:print-date>
    <meta:document-statistic meta:table-count="0" meta:image-count="2" meta:object-count="29" meta:page-count="2" meta:paragraph-count="44" meta:word-count="586" meta:character-count="4342"/>
  </office:meta>
</office:document-meta>
</file>

<file path=Object 1/content.xml><?xml version="1.0" encoding="utf-8"?>
<math xmlns="http://www.w3.org/1998/Math/MathML">
  <semantics>
    <mrow>
      <mfenced open="∣" close="∣">
        <msub>
          <mover accent="true">
            <mi>F</mi>
            <mo stretchy="false">⃗</mo>
          </mover>
          <mn>1,2</mn>
        </msub>
      </mfenced>
      <mo stretchy="false">=</mo>
      <mrow>
        <mi>G</mi>
        <mo stretchy="false">⋅</mo>
        <mfrac>
          <mrow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abs{{{vec F}_{1,2}}}=G cdot {{m_1 m_2} over r^2}</annotation>
  </semantics>
</math>
</file>

<file path=Object 10/content.xml><?xml version="1.0" encoding="utf-8"?>
<math xmlns="http://www.w3.org/1998/Math/MathML">
  <semantics>
    <mrow>
      <mrow>
        <mrow>
          <mi>F</mi>
          <mo stretchy="false">=</mo>
          <mi mathvariant="italic">mg</mi>
        </mrow>
        <mo stretchy="false">=</mo>
        <mi>G</mi>
      </mrow>
      <mfrac>
        <mrow>
          <mi>m</mi>
          <msub>
            <mi>M</mi>
            <mi>з</mi>
          </msub>
        </mrow>
        <msubsup>
          <mi>R</mi>
          <mi>з</mi>
          <mn>2</mn>
        </msubsup>
      </mfrac>
    </mrow>
    <annotation encoding="StarMath 5.0">F=mg = G {m M_з} over R_з^2  </annotation>
  </semantics>
</math>
</file>

<file path=Object 11/content.xml><?xml version="1.0" encoding="utf-8"?>
<math xmlns="http://www.w3.org/1998/Math/MathML">
  <semantics>
    <msub>
      <mover accent="true">
        <mi>F</mi>
        <mo stretchy="false">⃗</mo>
      </mover>
      <mn>12</mn>
    </msub>
    <annotation encoding="StarMath 5.0">{vec F}_12</annotation>
  </semantics>
</math>
</file>

<file path=Object 12/content.xml><?xml version="1.0" encoding="utf-8"?>
<math xmlns="http://www.w3.org/1998/Math/MathML">
  <semantics>
    <msub>
      <mover accent="true">
        <mi>F</mi>
        <mo stretchy="false">⃗</mo>
      </mover>
      <mn>21</mn>
    </msub>
    <annotation encoding="StarMath 5.0"> {vec F}_21 </annotation>
  </semantics>
</math>
</file>

<file path=Object 13/content.xml><?xml version="1.0" encoding="utf-8"?>
<math xmlns="http://www.w3.org/1998/Math/MathML">
  <semantics>
    <msub>
      <mi>m</mi>
      <mn>1,</mn>
    </msub>
    <annotation encoding="StarMath 5.0"> m_1,</annotation>
  </semantics>
</math>
</file>

<file path=Object 14/content.xml><?xml version="1.0" encoding="utf-8"?>
<math xmlns="http://www.w3.org/1998/Math/MathML">
  <semantics>
    <msub>
      <mover accent="true">
        <mi>F</mi>
        <mo stretchy="false">⃗</mo>
      </mover>
      <mn>21</mn>
    </msub>
    <annotation encoding="StarMath 5.0"> {vec F}_21 </annotation>
  </semantics>
</math>
</file>

<file path=Object 15/content.xml><?xml version="1.0" encoding="utf-8"?>
<math xmlns="http://www.w3.org/1998/Math/MathML">
  <semantics>
    <msub>
      <mover accent="true">
        <mi>F</mi>
        <mo stretchy="false">⃗</mo>
      </mover>
      <mn>12</mn>
    </msub>
    <annotation encoding="StarMath 5.0"> {vec F}_12 </annotation>
  </semantics>
</math>
</file>

<file path=Object 16/content.xml><?xml version="1.0" encoding="utf-8"?>
<math xmlns="http://www.w3.org/1998/Math/MathML">
  <semantics>
    <msub>
      <mi>m</mi>
      <mn>2</mn>
    </msub>
    <annotation encoding="StarMath 5.0"> m_2 </annotation>
  </semantics>
</math>
</file>

<file path=Object 17/content.xml><?xml version="1.0" encoding="utf-8"?>
<math xmlns="http://www.w3.org/1998/Math/MathML">
  <semantics>
    <msub>
      <mi>m</mi>
      <mn>1</mn>
    </msub>
    <annotation encoding="StarMath 5.0"> m_1 </annotation>
  </semantics>
</math>
</file>

<file path=Object 18/content.xml><?xml version="1.0" encoding="utf-8"?>
<math xmlns="http://www.w3.org/1998/Math/MathML">
  <semantics>
    <mrow>
      <mi>g</mi>
      <mrow>
        <mrow>
          <mo stretchy="false">(</mo>
          <mi>r</mi>
          <mo stretchy="false">)</mo>
        </mrow>
        <mo stretchy="false">=</mo>
        <mi>G</mi>
      </mrow>
      <mfrac>
        <mi>M</mi>
        <msup>
          <mi>r</mi>
          <mn>2</mn>
        </msup>
      </mfrac>
    </mrow>
    <annotation encoding="StarMath 5.0"> g(r)=G M over r^2 </annotation>
  </semantics>
</math>
</file>

<file path=Object 19/content.xml><?xml version="1.0" encoding="utf-8"?>
<math xmlns="http://www.w3.org/1998/Math/MathML">
  <semantics>
    <mrow>
      <mi>g</mi>
      <mrow>
        <mo stretchy="false">(</mo>
        <mi>r</mi>
        <mo stretchy="false">)</mo>
      </mrow>
    </mrow>
    <annotation encoding="StarMath 5.0"> g(r) </annotation>
  </semantics>
</math>
</file>

<file path=Object 2/content.xml><?xml version="1.0" encoding="utf-8"?>
<math xmlns="http://www.w3.org/1998/Math/MathML">
  <semantics>
    <mrow>
      <msub>
        <mover accent="true">
          <mi>F</mi>
          <mo stretchy="false">⃗</mo>
        </mover>
        <mn>1,2</mn>
      </msub>
      <mo stretchy="false">=</mo>
      <mrow>
        <mrow>
          <mi>G</mi>
          <mo stretchy="false">⋅</mo>
          <mfrac>
            <mrow>
              <msub>
                <mi>m</mi>
                <mn>1</mn>
              </msub>
              <msub>
                <mi>m</mi>
                <mn>2</mn>
              </msub>
            </mrow>
            <msup>
              <mfenced open="∣" close="∣">
                <msub>
                  <mi>r</mi>
                  <mn>1,2</mn>
                </msub>
              </mfenced>
              <mn>3</mn>
            </msup>
          </mfrac>
        </mrow>
        <mo stretchy="false">⋅</mo>
        <msub>
          <mover accent="true">
            <mi>r</mi>
            <mo stretchy="false">⃗</mo>
          </mover>
          <mn>1,2</mn>
        </msub>
      </mrow>
    </mrow>
    <annotation encoding="StarMath 5.0">{{{vec F}_{1,2}}}=G cdot {{m_1 m_2} over {abs{r_1,2}}^3}cdot {vec r}_1,2</annotation>
  </semantics>
</math>
</file>

<file path=Object 20/content.xml><?xml version="1.0" encoding="utf-8"?>
<math xmlns="http://www.w3.org/1998/Math/MathML">
  <semantics>
    <mover accent="true">
      <mi>g</mi>
      <mo stretchy="false">⃗</mo>
    </mover>
    <annotation encoding="StarMath 5.0"> vec g  </annotation>
  </semantics>
</math>
</file>

<file path=Object 21/content.xml><?xml version="1.0" encoding="utf-8"?>
<math xmlns="http://www.w3.org/1998/Math/MathML">
  <semantics>
    <mrow>
      <mi>m</mi>
      <mrow>
        <msub>
          <mi>a</mi>
          <mi>n</mi>
        </msub>
        <mo stretchy="false">=</mo>
        <mi>m</mi>
      </mrow>
      <mrow>
        <mfrac>
          <msup>
            <mi>v</mi>
            <mn>2</mn>
          </msup>
          <msub>
            <mi>R</mi>
            <mi>з</mi>
          </msub>
        </mfrac>
        <mo stretchy="false">=</mo>
        <mi>G</mi>
      </mrow>
      <mfrac>
        <msub>
          <mi mathvariant="italic">mM</mi>
          <mi>з</mi>
        </msub>
        <msubsup>
          <mi>R</mi>
          <mi>з</mi>
          <mn>2</mn>
        </msubsup>
      </mfrac>
      <mi/>
      <mo stretchy="false">⇒</mo>
      <mi/>
      <mrow>
        <mi>v</mi>
        <mo stretchy="false">=</mo>
        <msqrt>
          <mrow>
            <mi>G</mi>
            <mo stretchy="false">⋅</mo>
            <mfrac>
              <msub>
                <mi>M</mi>
                <mi>з</mi>
              </msub>
              <msub>
                <mi>R</mi>
                <mi>з</mi>
              </msub>
            </mfrac>
          </mrow>
        </msqrt>
      </mrow>
    </mrow>
    <annotation encoding="StarMath 5.0">m a_n = m v^2 over R_з = G mM_з over R_з ^2~~~drarrow ~~~v=sqrt{G cdot {M_з over R_з}}</annotation>
  </semantics>
</math>
</file>

<file path=Object 22/content.xml><?xml version="1.0" encoding="utf-8"?>
<math xmlns="http://www.w3.org/1998/Math/MathML">
  <semantics>
    <mrow>
      <mi>m</mi>
      <mrow>
        <mi>g</mi>
        <mo stretchy="false">=</mo>
        <mi>G</mi>
      </mrow>
      <mfrac>
        <mrow>
          <msub>
            <mi>M</mi>
            <mi>з</mi>
          </msub>
          <mi>m</mi>
        </mrow>
        <msubsup>
          <mi>R</mi>
          <mi>з</mi>
          <mn>2</mn>
        </msubsup>
      </mfrac>
      <mi/>
      <mo stretchy="false">⇒</mo>
      <mi/>
      <mrow>
        <mi>M</mi>
        <mo stretchy="false">=</mo>
        <mfrac>
          <msubsup>
            <mi mathvariant="italic">gR</mi>
            <mi>з</mi>
            <mn>2</mn>
          </msubsup>
          <mi>G</mi>
        </mfrac>
      </mrow>
    </mrow>
    <annotation encoding="StarMath 5.0">m g = G {M_з m} over R_з ^2~~~drarrow ~~~M=gR_з ^2 over G</annotation>
  </semantics>
</math>
</file>

<file path=Object 23/content.xml><?xml version="1.0" encoding="utf-8"?>
<math xmlns="http://www.w3.org/1998/Math/MathML">
  <semantics>
    <mrow>
      <mrow>
        <mrow>
          <mrow>
            <msub>
              <mi>v</mi>
              <mi>I</mi>
            </msub>
            <mo stretchy="false">=</mo>
            <msqrt>
              <mrow>
                <mi>G</mi>
                <mfrac>
                  <msubsup>
                    <mi mathvariant="italic">gR</mi>
                    <mi>з</mi>
                    <mn>2</mn>
                  </msubsup>
                  <mi mathvariant="italic">GR</mi>
                </mfrac>
              </mrow>
            </msqrt>
          </mrow>
          <mo stretchy="false">=</mo>
          <msqrt>
            <mi mathvariant="italic">gR</mi>
          </msqrt>
        </mrow>
        <mo stretchy="false">=</mo>
        <mn>8000</mn>
      </mrow>
      <mfrac>
        <mi>м</mi>
        <mi>с</mi>
      </mfrac>
    </mrow>
    <annotation encoding="StarMath 5.0">v_I= sqrt{G gR_з ^2 over GR}=sqrt{gR} = 8000 м over с</annotation>
  </semantics>
</math>
</file>

<file path=Object 24/content.xml><?xml version="1.0" encoding="utf-8"?>
<math xmlns="http://www.w3.org/1998/Math/MathML">
  <semantics>
    <mrow>
      <mrow>
        <msub>
          <mi>v</mi>
          <mi mathvariant="italic">II</mi>
        </msub>
        <mo stretchy="false">=</mo>
        <mn>11200</mn>
      </mrow>
      <mfrac>
        <mi>м</mi>
        <mi>с</mi>
      </mfrac>
    </mrow>
    <annotation encoding="StarMath 5.0">v_II = 11200 м over с</annotation>
  </semantics>
</math>
</file>

<file path=Object 25/content.xml><?xml version="1.0" encoding="utf-8"?>
<math xmlns="http://www.w3.org/1998/Math/MathML">
  <semantics>
    <mrow>
      <mrow>
        <msub>
          <mi>v</mi>
          <mi mathvariant="italic">III</mi>
        </msub>
        <mo stretchy="false">=</mo>
        <mn>42000</mn>
      </mrow>
      <mfrac>
        <mi>м</mi>
        <mi>с</mi>
      </mfrac>
    </mrow>
    <annotation encoding="StarMath 5.0">v_III = 42000 м over с</annotation>
  </semantics>
</math>
</file>

<file path=Object 26/content.xml><?xml version="1.0" encoding="utf-8"?>
<math xmlns="http://www.w3.org/1998/Math/MathML">
  <semantics>
    <mrow>
      <mrow>
        <msub>
          <mi>v</mi>
          <mi>I</mi>
        </msub>
        <mo stretchy="false">=</mo>
        <mn>8000</mn>
      </mrow>
      <mfrac>
        <mi>м</mi>
        <mi>с</mi>
      </mfrac>
    </mrow>
    <annotation encoding="StarMath 5.0">v_I = 8000 м over с</annotation>
  </semantics>
</math>
</file>

<file path=Object 27/content.xml><?xml version="1.0" encoding="utf-8"?>
<math xmlns="http://www.w3.org/1998/Math/MathML">
  <semantics>
    <mrow>
      <mrow>
        <mi>d</mi>
        <mo stretchy="false">=</mo>
        <mn>5</mn>
      </mrow>
      <mi mathvariant="italic">см</mi>
      <mi>,</mi>
      <mrow>
        <mi>m</mi>
        <mo stretchy="false">=</mo>
        <mn>775</mn>
      </mrow>
      <mi>г</mi>
    </mrow>
    <annotation encoding="StarMath 5.0">d=5 см , m=775 г </annotation>
  </semantics>
</math>
</file>

<file path=Object 28/content.xml><?xml version="1.0" encoding="utf-8"?>
<math xmlns="http://www.w3.org/1998/Math/MathML">
  <semantics>
    <mrow>
      <mrow>
        <mi>d</mi>
        <mo stretchy="false">=</mo>
        <mn>20</mn>
      </mrow>
      <mi mathvariant="italic">см</mi>
      <mi>,</mi>
      <mrow>
        <mi>m</mi>
        <mo stretchy="false">=</mo>
        <mn>49,5</mn>
      </mrow>
      <mi mathvariant="italic">кг</mi>
    </mrow>
    <annotation encoding="StarMath 5.0">d =20 см , m=49,5 кг </annotation>
  </semantics>
</math>
</file>

<file path=Object 29/content.xml><?xml version="1.0" encoding="utf-8"?>
<math xmlns="http://www.w3.org/1998/Math/MathML">
  <semantics>
    <mstyle mathsize="10pt">
      <mrow>
        <mrow>
          <mi>G</mi>
          <mo stretchy="false">=</mo>
          <mstyle mathvariant="italic">
            <mrow>
              <mrow>
                <mrow>
                  <mn>6,67</mn>
                  <mo stretchy="false">⋅</mo>
                  <msup>
                    <mn>10</mn>
                    <mrow>
                      <mo stretchy="false">−</mo>
                      <mn>11</mn>
                    </mrow>
                  </msup>
                </mrow>
                <mi/>
                <mfrac>
                  <mrow>
                    <mi>Н</mi>
                    <mo stretchy="false">⋅</mo>
                    <msup>
                      <mi>м</mi>
                      <mn>2</mn>
                    </msup>
                  </mrow>
                  <msup>
                    <mi mathvariant="italic">кг</mi>
                    <mn>2</mn>
                  </msup>
                </mfrac>
              </mrow>
            </mrow>
          </mstyle>
        </mrow>
      </mrow>
    </mstyle>
    <annotation encoding="StarMath 5.0">size 10{ G=ital { 6,67 cdot 10^-11 `{Н cdot м^2}over кг^2 }}</annotation>
  </semantics>
</math>
</file>

<file path=Object 3/content.xml><?xml version="1.0" encoding="utf-8"?>
<math xmlns="http://www.w3.org/1998/Math/MathML">
  <semantics>
    <mrow>
      <mfrac>
        <msubsup>
          <mi>T</mi>
          <mn>1</mn>
          <mn>2</mn>
        </msubsup>
        <msubsup>
          <mi>T</mi>
          <mn>2</mn>
          <mn>2</mn>
        </msubsup>
      </mfrac>
      <mo stretchy="false">=</mo>
      <mfrac>
        <msubsup>
          <mi>b</mi>
          <mn>1</mn>
          <mn>3</mn>
        </msubsup>
        <msubsup>
          <mi>b</mi>
          <mn>2</mn>
          <mn>3</mn>
        </msubsup>
      </mfrac>
    </mrow>
    <annotation encoding="StarMath 5.0">{T_1 ^2}over{T_2 ^2}={b_1 ^3}over{b_2 ^3}</annotation>
  </semantics>
</math>
</file>

<file path=Object 4/content.xml><?xml version="1.0" encoding="utf-8"?>
<math xmlns="http://www.w3.org/1998/Math/MathML">
  <semantics>
    <mrow>
      <mi>G</mi>
      <mo stretchy="false">=</mo>
      <mstyle mathvariant="italic">
        <mrow>
          <mrow>
            <mrow>
              <mn>6,67</mn>
              <mo stretchy="false">⋅</mo>
              <msup>
                <mn>10</mn>
                <mrow>
                  <mo stretchy="false">−</mo>
                  <mn>11</mn>
                </mrow>
              </msup>
            </mrow>
            <mi/>
            <mfrac>
              <mrow>
                <mi>Н</mi>
                <mo stretchy="false">⋅</mo>
                <msup>
                  <mi>м</mi>
                  <mn>2</mn>
                </msup>
              </mrow>
              <msup>
                <mi mathvariant="italic">кг</mi>
                <mn>2</mn>
              </msup>
            </mfrac>
          </mrow>
        </mrow>
      </mstyle>
    </mrow>
    <annotation encoding="StarMath 5.0"> G=ital { 6,67 cdot 10^-11 `{Н cdot м^2}over кг^2 }</annotation>
  </semantics>
</math>
</file>

<file path=Object 5/content.xml><?xml version="1.0" encoding="utf-8"?>
<math xmlns="http://www.w3.org/1998/Math/MathML">
  <semantics>
    <mtable>
      <mtr>
        <mtd>
          <mrow>
            <mrow>
              <mi>F</mi>
              <mo stretchy="false">=</mo>
              <mi>G</mi>
            </mrow>
            <mfrac>
              <mrow>
                <msub>
                  <mi>m</mi>
                  <mi mathvariant="italic">пл</mi>
                </msub>
                <msub>
                  <mi>М</mi>
                  <mi mathvariant="italic">сол</mi>
                </msub>
              </mrow>
              <msup>
                <mi>r</mi>
                <mn>2</mn>
              </msup>
            </mfrac>
            <mo stretchy="false">⇒</mo>
            <mrow>
              <msub>
                <mi>a</mi>
                <mi mathvariant="italic">пл</mi>
              </msub>
              <mo stretchy="false">=</mo>
              <mi>G</mi>
            </mrow>
            <mfrac>
              <msub>
                <mi>М</mi>
                <mi mathvariant="italic">сол</mi>
              </msub>
              <msup>
                <mi>r</mi>
                <mn>2</mn>
              </msup>
            </mfrac>
          </mrow>
        </mtd>
      </mtr>
      <mtr>
        <mtd>
          <mrow>
            <mrow>
              <msub>
                <mi>a</mi>
                <mi mathvariant="italic">пл</mi>
              </msub>
              <mo stretchy="false">=</mo>
              <mfrac>
                <mrow>
                  <mn>4</mn>
                  <msup>
                    <mo stretchy="false">π</mo>
                    <mn>2</mn>
                  </msup>
                </mrow>
                <msup>
                  <mi>T</mi>
                  <mn>2</mn>
                </msup>
              </mfrac>
            </mrow>
            <mi>r</mi>
            <mrow>
              <mi/>
              <mo stretchy="false">−</mo>
              <mstyle mathsize="10pt">
                <mrow>
                  <mtable>
                    <mtr>
                      <mtd>
                        <mi mathvariant="italic">центростремительное</mi>
                      </mtd>
                    </mtr>
                    <mtr>
                      <mtd>
                        <mi mathvariant="italic">ускорение</mi>
                      </mtd>
                    </mtr>
                  </mtable>
                </mrow>
              </mstyle>
            </mrow>
          </mrow>
        </mtd>
      </mtr>
      <mtr>
        <mtd>
          <mrow>
            <mrow>
              <mfrac>
                <msub>
                  <mi>b</mi>
                  <mn>1</mn>
                </msub>
                <msub>
                  <mi>b</mi>
                  <mn>2</mn>
                </msub>
              </mfrac>
              <mo stretchy="false">=</mo>
              <mfrac>
                <msubsup>
                  <mi>r</mi>
                  <mn>2</mn>
                  <mn>2</mn>
                </msubsup>
                <msubsup>
                  <mi>r</mi>
                  <mn>1</mn>
                  <mn>2</mn>
                </msubsup>
              </mfrac>
            </mrow>
            <mo stretchy="false">⇒</mo>
            <mrow>
              <mfrac>
                <mrow>
                  <msub>
                    <mi>r</mi>
                    <mn>1</mn>
                  </msub>
                  <msubsup>
                    <mi>T</mi>
                    <mn>2</mn>
                    <mn>2</mn>
                  </msubsup>
                </mrow>
                <mrow>
                  <msub>
                    <mi>r</mi>
                    <mn>2</mn>
                  </msub>
                  <msubsup>
                    <mi>T</mi>
                    <mn>1</mn>
                    <mn>2</mn>
                  </msubsup>
                </mrow>
              </mfrac>
              <mo stretchy="false">=</mo>
              <mfrac>
                <msubsup>
                  <mi>r</mi>
                  <mn>2</mn>
                  <mn>2</mn>
                </msubsup>
                <msubsup>
                  <mi>r</mi>
                  <mn>1</mn>
                  <mn>2</mn>
                </msubsup>
              </mfrac>
            </mrow>
            <mo stretchy="false">⇒</mo>
            <mrow>
              <mfrac>
                <msubsup>
                  <mi>T</mi>
                  <mn>2</mn>
                  <mn>2</mn>
                </msubsup>
                <msubsup>
                  <mi>T</mi>
                  <mn>1</mn>
                  <mn>2</mn>
                </msubsup>
              </mfrac>
              <mo stretchy="false">=</mo>
              <mfrac>
                <msubsup>
                  <mi>r</mi>
                  <mn>2</mn>
                  <mn>3</mn>
                </msubsup>
                <msubsup>
                  <mi>r</mi>
                  <mn>1</mn>
                  <mn>3</mn>
                </msubsup>
              </mfrac>
            </mrow>
            <mi/>
            <mo stretchy="false">⇒</mo>
            <mi/>
            <mi>F</mi>
            <mtext>~</mtext>
            <mi>а</mi>
            <mtext>~</mtext>
            <mfrac>
              <mn>1</mn>
              <msup>
                <mi>R</mi>
                <mn>2</mn>
              </msup>
            </mfrac>
          </mrow>
        </mtd>
      </mtr>
    </mtable>
    <annotation encoding="StarMath 5.0">alignl  F=G {m_пл М_сол}over {alignc  r^2}  drarrow a_пл=G М_сол over  {alignc  r^2} newline
alignl a_пл ={4 %ipi^2} over {alignc  T^2 }r ``-size 10 binom{центростремительное}{alignc   ускорение} newline
alignl b_1 over b_2 =r_2 ^2 over r_1 ^2 drarrow {r_1 T_2 ^2}over{r_2 T_1^2}=r_2^2 over r_1^2  drarrow T_2^2 over T_1^2= r_2^3 over r_1^3 ~~drarrow~~ F "~" а "~" 1 over R^2</annotation>
  </semantics>
</math>
</file>

<file path=Object 6/content.xml><?xml version="1.0" encoding="utf-8"?>
<math xmlns="http://www.w3.org/1998/Math/MathML">
  <semantics>
    <mrow>
      <mrow>
        <msub>
          <mi>F</mi>
          <mi mathvariant="italic">тяж</mi>
        </msub>
        <mo stretchy="false">=</mo>
        <mi>G</mi>
      </mrow>
      <mfrac>
        <msub>
          <mi mathvariant="italic">mM</mi>
          <mi>з</mi>
        </msub>
        <msubsup>
          <mi>R</mi>
          <mi>з</mi>
          <mn>2</mn>
        </msubsup>
      </mfrac>
    </mrow>
    <annotation encoding="StarMath 5.0">F_тяж = G mM_з over R_з^2</annotation>
  </semantics>
</math>
</file>

<file path=Object 7/content.xml><?xml version="1.0" encoding="utf-8"?>
<math xmlns="http://www.w3.org/1998/Math/MathML">
  <semantics>
    <mrow>
      <mrow>
        <msub>
          <mi>g</mi>
          <mn>0</mn>
        </msub>
        <mo stretchy="false">=</mo>
        <mi>G</mi>
      </mrow>
      <mrow>
        <mfrac>
          <msub>
            <mi>M</mi>
            <mi>з</mi>
          </msub>
          <msubsup>
            <mi>R</mi>
            <mi>з</mi>
            <mn>2</mn>
          </msubsup>
        </mfrac>
        <mo stretchy="false">≈</mo>
        <mn>9,8</mn>
      </mrow>
      <mfrac>
        <mi>м</mi>
        <msup>
          <mi>с</mi>
          <mn>2</mn>
        </msup>
      </mfrac>
    </mrow>
    <annotation encoding="StarMath 5.0">g_0 = G M_з over R_з^2  approx 9,8 м over с^2</annotation>
  </semantics>
</math>
</file>

<file path=Object 8/content.xml><?xml version="1.0" encoding="utf-8"?>
<math xmlns="http://www.w3.org/1998/Math/MathML">
  <semantics>
    <mrow>
      <mrow>
        <mover accent="true">
          <mi>g</mi>
          <mo stretchy="false">⃗</mo>
        </mover>
        <mo stretchy="false">=</mo>
        <mfrac>
          <mover accent="true">
            <mi>F</mi>
            <mo stretchy="false">⃗</mo>
          </mover>
          <mi>m</mi>
        </mfrac>
      </mrow>
      <mi/>
      <mrow>
        <mrow>
          <mo stretchy="false">[</mo>
          <mi>g</mi>
          <mo stretchy="false">]</mo>
        </mrow>
        <mo stretchy="false">=</mo>
        <mfrac>
          <mi>м</mi>
          <msup>
            <mi>c</mi>
            <mn>2</mn>
          </msup>
        </mfrac>
      </mrow>
    </mrow>
    <annotation encoding="StarMath 5.0">vec g = vec F over m ~~[g]=м over c^2</annotation>
  </semantics>
</math>
</file>

<file path=Object 9/content.xml><?xml version="1.0" encoding="utf-8"?>
<math xmlns="http://www.w3.org/1998/Math/MathML">
  <semantics>
    <mrow>
      <mrow>
        <mi>g</mi>
        <mo stretchy="false">=</mo>
        <mi>G</mi>
      </mrow>
      <mfrac>
        <msub>
          <mi>M</mi>
          <mi>з</mi>
        </msub>
        <msubsup>
          <mi>R</mi>
          <mi>з</mi>
          <mn>2</mn>
        </msubsup>
      </mfrac>
    </mrow>
    <annotation encoding="StarMath 5.0">g = G M_з over R_з^2  </annotation>
  </semantics>
</math>
</file>